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06a" officeooo:paragraph-rsid="0001506a"/>
    </style:style>
    <style:style style:name="P2" style:family="paragraph" style:parent-style-name="Text_20_body">
      <style:text-properties officeooo:rsid="0001506a" officeooo:paragraph-rsid="0001506a"/>
    </style:style>
    <style:style style:name="P3" style:family="paragraph" style:parent-style-name="Text_20_body">
      <style:text-properties officeooo:paragraph-rsid="0001506a"/>
    </style:style>
    <style:style style:name="P4" style:family="paragraph" style:parent-style-name="Text_20_body">
      <style:text-properties officeooo:rsid="001fb2de" officeooo:paragraph-rsid="0001506a"/>
    </style:style>
    <style:style style:name="T1" style:family="text">
      <style:text-properties officeooo:rsid="000150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RIGRAM<text:tab/><text:tab/><text:tab/><text:tab/>-<text:tab/><text:tab/><text:tab/><text:tab/>PFC</text:p>
      <text:p text:style-name="P1"/>
      <text:p text:style-name="P1"/>
      <text:h text:style-name="Heading_20_3" text:outline-level="3">1.<text:tab/>ESTABLECER PERFIL DE USUARIO AFECTADO</text:h>
      <text:p text:style-name="P1"/>
      <text:p text:style-name="P1">-Nombre de el usuario?</text:p>
      <text:p text:style-name="P1">Raül</text:p>
      <text:p text:style-name="P1"/>
      <text:p text:style-name="P1">-Como se denomina la Compañía/organización?</text:p>
      <text:p text:style-name="P1">Kurigroup</text:p>
      <text:p text:style-name="P1"/>
      <text:p text:style-name="P1">-Cual es su puesto?</text:p>
      <text:p text:style-name="P1">Organizador/Director</text:p>
      <text:p text:style-name="P1"/>
      <text:p text:style-name="P1">-Cuales son sus principales responsabilidades?</text:p>
      <text:p text:style-name="P1">Sus principales responsabilidades, son expandir los proyectos que tienen, y gestionar sus usuarios/clientes, en este caso es el organizador de el proyecto kurigram.</text:p>
      <text:p text:style-name="P1"/>
      <text:p text:style-name="P1">-Para Quién?</text:p>
      <text:p text:style-name="P1">Para los futuros clientes de kurigram.</text:p>
      <text:p text:style-name="P1"/>
      <text:p text:style-name="P1">-Que problemas interfieren en su éxito?</text:p>
      <text:p text:style-name="P1"/>
      <text:p text:style-name="P1"/>
      <text:p text:style-name="P1">-Como determina el éxito en lo que hace?</text:p>
      <text:p text:style-name="P1">Mediante la cantidad de gente que consume la aplicación después <text:s/>de su publicación</text:p>
      <text:p text:style-name="P1"/>
      <text:p text:style-name="P1"/>
      <text:h text:style-name="Heading_20_3" text:outline-level="3">2.<text:tab/>EVALUANDO EL PROBLEMA</text:h>
      <text:p text:style-name="P1"/>
      <text:p text:style-name="P1">¿Problemas?</text:p>
      <text:p text:style-name="P1"/>
      <text:p text:style-name="P1">Almacenamiento/administración de datos de usuario, administración de eventos, y posibilidad de chatting.</text:p>
      <text:p text:style-name="P1"/>
      <text:p text:style-name="P1">¿Por qué existe el problema?</text:p>
      <text:p text:style-name="P1">Porque requiere de un buen nivel organizativo, y a todo ello les resulta difícil de tratar los datos.</text:p>
      <text:p text:style-name="P1"/>
      <text:p text:style-name="P1">¿Como lo resuelve?</text:p>
      <text:p text:style-name="P1">Por el momento hace planos con las ideas y anota que quiere guardar de los usuarios ficticios a papel.</text:p>
      <text:p text:style-name="P1"/>
      <text:p text:style-name="P1">¿Como le gustaría que se resolviera?</text:p>
      <text:p text:style-name="P1">Guardando en una base de datos los usuarios con la información que quiere conservar, puediendo leer sobre ellos, cambiarlos, borrarlos. A todo ello gestionar actividades, y en un caso muy optimista, un sistema chatting en el lado cliente</text:p>
      <text:p text:style-name="P1"/>
      <text:p text:style-name="P1"/>
      <text:p text:style-name="P1"/>
      <text:p text:style-name="P1"/>
      <text:h text:style-name="Heading_20_3" text:outline-level="3"><text:soft-page-break/>3.<text:tab/>EVALUANDO Y ENTENDIENDO EL AMBIENTE DE USUARIO</text:h>
      <text:p text:style-name="P1"/>
      <text:p text:style-name="P1">-¿Quienes son los usuarios?</text:p>
      <text:p text:style-name="P1">Clientes aparentemente de una edad de entre 16-40 años el cual buscan conectar con gente.</text:p>
      <text:p text:style-name="P1"/>
      <text:p text:style-name="P1">-¿Cual es el nivel educativo?</text:p>
      <text:p text:style-name="P1">Medianamente aceptables, ademas de que la idea es que el resultado no sea complejo</text:p>
      <text:p text:style-name="P1"/>
      <text:p text:style-name="P1">-¿Tiene los usuarios experiencia con aplicación informática?</text:p>
      <text:p text:style-name="P1">Mayoritariamente, otras redes sociales, y páginas determinadas a otros ámbitos.</text:p>
      <text:p text:style-name="P1"/>
      <text:p text:style-name="P1">-¿Cuáles son sus planes futuros con respecto a plataformas?</text:p>
      <text:p text:style-name="P1">Dar a conocer, tanto la web o servicio, como la asociacion.</text:p>
      <text:p text:style-name="P1"/>
      <text:h text:style-name="Heading_20_3" text:outline-level="3">4.<text:tab/>RESUMEN PARA VALIDAR EL ENTENDIMIENTO DEL PROBLEMAS</text:h>
      <text:p text:style-name="P1"/>
      <text:p text:style-name="P1"/>
      <text:p text:style-name="P1">Usted me ha dicho que necesita gestionar usuarios y información de ellos, como publicaciones, gestionar actividades, y quizás poder trabajar un sistema de chatting entre gente.</text:p>
      <text:p text:style-name="P1"/>
      <text:p text:style-name="P1"/>
      <text:p text:style-name="P1"/>
      <text:h text:style-name="Heading_20_3" text:outline-level="3">5.<text:tab/>EVALUANDO LAS SOLUCIONES DEL ANALISTA</text:h>
      <text:p text:style-name="Text_20_body"/>
      <text:p text:style-name="P2">Que le parece si guardamos la información de los usuarios en una base de datos, le proporcionamos un panel de administración de estos, y una web sencilla, intuitiva, y similar a otras experiencias de <text:s/>usuarios, esta siendo totalmente resolutiva y con todas las funciones que necesita?</text:p>
      <text:p text:style-name="P2"/>
      <text:h text:style-name="Heading_20_3" text:outline-level="3">6<text:tab/>EVALUANDO LA OPORTUNIDAD</text:h>
      <text:p text:style-name="P2">¿Quienes necesitan esta aplicación en su organización?</text:p>
      <text:p text:style-name="P2">El personal encargado de gestionar usuarios, actividades etc.</text:p>
      <text:p text:style-name="P2">¿Cuantos de estos tipos de usuarios la utilizarían ?</text:p>
      <text:p text:style-name="P2">Mayoritariamente todos, debido a el perfil a el que va dirigido (joven), aunque al ser intuitiva, no debería ser un problema para el perfil más mayor</text:p>
      <text:p text:style-name="P2">¿Que valor le daría ud. a la solución acertada?</text:p>
      <text:p text:style-name="P2">Un valor importante debido a la utilidad de el producto</text:p>
      <text:p text:style-name="P2"/>
      <text:h text:style-name="Heading_20_3" text:outline-level="3">7<text:tab/>EVALUANDO LAS NECESIDADES ESTA APLICACIÓN EN SU ORGANIZACIÓN</text:h>
      <text:p text:style-name="Text_20_body"/>
      <text:p text:style-name="Text_20_body"><text:soft-page-break/></text:p>
      <text:p text:style-name="P3">¿Cuáles son sus expectativas sobre la confiabilidad de la aplicación? </text:p>
      <text:p text:style-name="P4">Que cumpla con las necesidades que planteamos en su día, y sea usable.</text:p>
      <text:p text:style-name="P4">¿Dará ud. Soporte a la aplicación. Lo hará alguien más? </text:p>
      <text:p text:style-name="P4">Me gustaría <text:span text:style-name="T1">implementarla en su totalidad como proyecto de la empresa</text:span></text:p>
      <text:p text:style-name="P4">¿Cómo será distribuida la aplicación? </text:p>
      <text:p text:style-name="P4">Vía web principalmente.</text:p>
      <text:p text:style-name="P4">¿Tiene ud. Necesidades especiales con respecto al soporte? </text:p>
      <text:p text:style-name="P4">Almacenar datos, gestionar información y actividades</text:p>
      <text:p text:style-name="P4">¿Cuáles son los requerimientos de seguridad? </text:p>
      <text:p text:style-name="P4">Implementar una página web segura, en medida de lo posible.</text:p>
      <text:p text:style-name="P4">¿Cuál será el nivel de acceso para el mantenimiento y servicio? </text:p>
      <text:p text:style-name="P4">Para el servicio el nivel será generalmente sencillo via web, y para el mantenimiento también.</text:p>
      <text:p text:style-name="P2"/>
      <text:p text:style-name="P2"/>
      <text:h text:style-name="Heading_20_3" text:outline-level="3"><text:span text:style-name="T1">8<text:tab/></text:span>Otros requerimientos </text:h>
      <text:p text:style-name="P2"/>
      <text:p text:style-name="P2">¿Cuáles , si los hay, son los requerimientos sobre estándares ambientales o regulaciones legales que deben cumplirse? </text:p>
      <text:p text:style-name="P2">Deberemos firmar un documento en el cual se certifica, que estos datos ni la página web van a ser distribuidos.</text:p>
      <text:h text:style-name="Heading_20_3" text:outline-level="3">9<text:tab/>RESUMEN DEL ANALISTA</text:h>
      <text:p text:style-name="P2"/>
      <text:p text:style-name="P2">El usuario necesita una web intuitiva, accesible vía web, suponiendo que el cliente entra principalmente desde ordenador y móvil.</text:p>
      <text:p text:style-name="P2">Una base de datos donde se trabaje con la información acerca del usuario, gestión de eventos, noticias y posible chatting.</text:p>
      <text:p text:style-name="P2">Teniendo en cuenta todo este flujo de información, se tratará de gestionar esto mediante phpmyadmin, usando mysql, Bootstrap para el formato adaptativo . Angular para el lado visual e interactivo de el cliente y php (usando frameworks como symfony, doctrine y twig) y no implementando todavía ningún algoritmo. </text:p>
      <text:p text:style-name="P2"/>
      <text:p text:style-name="P2"/>
      <text:h text:style-name="Heading_20_3" text:outline-level="3"><text:soft-page-break/>10.<text:tab/>GLOSARIO DE TÉRMINOS</text:h>
      <text:p text:style-name="P2"/>
      <text:p text:style-name="P2">Base de datos= Es un conjunto de datos estructurados que se utiliza para administrar de forma electrónica grandes cantidades de información.</text:p>
      <text:p text:style-name="P2">Bootstrap = Framework css que trabaja dividiendo todo por columnas</text:p>
      <text:p text:style-name="P2">phpmyadmin = <text:s/>herramienta escrita en php con la intencion de manejar la administración de MYSQL vía web.</text:p>
      <text:p text:style-name="P2">Responsive= diseño adaptativo</text:p>
      <text:p text:style-name="P2">Algoritmo = Función programada que ejecuta varias funciones en base a usuarios.</text:p>
      <text:p text:style-name="P2">Php y javascript = lenguaje de programación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5T10:48:20.056000000</meta:creation-date>
    <dc:date>2023-03-25T11:40:56.567000000</dc:date>
    <meta:editing-duration>PT52M37S</meta:editing-duration>
    <meta:editing-cycles>1</meta:editing-cycles>
    <meta:document-statistic meta:table-count="0" meta:image-count="0" meta:object-count="0" meta:page-count="4" meta:paragraph-count="71" meta:word-count="758" meta:character-count="4872" meta:non-whitespace-character-count="4167"/>
    <meta:generator>LibreOffice/7.4.5.1$Windows_X86_64 LibreOffice_project/9c0871452b3918c1019dde9bfac75448afc4b57f</meta:generator>
  </office:meta>
</office:document-meta>
</file>